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7.35cm" fo:min-width="3.3cm"/>
    </style:style>
    <style:style style:name="gr2" style:family="graphic" style:parent-style-name="standard">
      <style:graphic-properties svg:stroke-color="#5eb91e" draw:fill-color="#f6f9d4" draw:textarea-horizontal-align="justify" draw:textarea-vertical-align="middle" draw:auto-grow-height="false" fo:min-height="7.35cm" fo:min-width="3.1cm"/>
    </style:style>
    <style:style style:name="gr3" style:family="graphic" style:parent-style-name="objectwithoutfill">
      <style:graphic-properties draw:marker-end="Arrow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416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f6f9d4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text-properties fo:font-weight="bold"/>
    </style:style>
    <style:style style:name="P12" style:family="paragraph">
      <style:text-properties fo:font-size="14pt" fo:font-style="italic"/>
    </style:style>
    <style:style style:name="P13" style:family="paragraph">
      <loext:graphic-properties draw:fill="none" draw:fill-color="#ffffff"/>
      <style:text-properties fo:font-size="14pt" fo:font-style="italic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7.6cm" svg:x="2.4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7.6cm" svg:x="8cm" svg:y="12.5cm">
          <text:p/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3cm" svg:y1="3.9cm" svg:x2="4.1cm" svg:y2="5.5cm">
            <text:p/>
          </draw:line>
          <draw:line draw:style-name="gr3" draw:text-style-name="P3" draw:layer="layout" svg:x1="5.511cm" svg:y1="3.874cm" svg:x2="4.4cm" svg:y2="5.5cm">
            <text:p/>
          </draw:line>
          <draw:line draw:style-name="gr3" draw:text-style-name="P3" draw:layer="layout" svg:x1="7.189cm" svg:y1="3.926cm" svg:x2="8.289cm" svg:y2="5.526cm">
            <text:p/>
          </draw:line>
          <draw:line draw:style-name="gr3" draw:text-style-name="P3" draw:layer="layout" svg:x1="9.7cm" svg:y1="3.9cm" svg:x2="8.589cm" svg:y2="5.526cm">
            <text:p/>
          </draw:line>
          <draw:line draw:style-name="gr3" draw:text-style-name="P3" draw:layer="layout" svg:x1="5cm" svg:y1="6.5cm" svg:x2="6.1cm" svg:y2="8.1cm">
            <text:p/>
          </draw:line>
          <draw:line draw:style-name="gr3" draw:text-style-name="P3" draw:layer="layout" svg:x1="7.511cm" svg:y1="6.474cm" svg:x2="6.4cm" svg:y2="8.1cm">
            <text:p/>
          </draw:line>
          <draw:frame draw:style-name="gr4" draw:text-style-name="P4" draw:layer="layout" svg:width="1.023cm" svg:height="1.114cm" svg:x="2.477cm" svg:y="2.6cm">
            <draw:text-box>
              <text:p>x<text:span text:style-name="T1">1</text:span></text:p>
            </draw:text-box>
          </draw:frame>
          <draw:frame draw:style-name="gr4" draw:text-style-name="P4" draw:layer="layout" svg:width="1.023cm" svg:height="1.114cm" svg:x="4.977cm" svg:y="2.7cm">
            <draw:text-box>
              <text:p>x<text:span text:style-name="T1">2</text:span></text:p>
            </draw:text-box>
          </draw:frame>
          <draw:frame draw:style-name="gr4" draw:text-style-name="P4" draw:layer="layout" svg:width="1.023cm" svg:height="1.114cm" svg:x="6.8cm" svg:y="2.7cm">
            <draw:text-box>
              <text:p>x<text:span text:style-name="T1">3</text:span></text:p>
            </draw:text-box>
          </draw:frame>
          <draw:frame draw:style-name="gr4" draw:text-style-name="P4" draw:layer="layout" svg:width="1.023cm" svg:height="1.114cm" svg:x="9.2cm" svg:y="2.8cm">
            <draw:text-box>
              <text:p>x<text:span text:style-name="T1">4</text:span></text:p>
            </draw:text-box>
          </draw:frame>
          <draw:frame draw:style-name="gr5" draw:text-style-name="P4" draw:layer="layout" svg:width="1.916cm" svg:height="1.114cm" svg:x="3.577cm" svg:y="5.386cm">
            <draw:text-box>
              <text:p>x<text:span text:style-name="T1">1</text:span><text:span text:style-name="T2">+x</text:span><text:span text:style-name="T1">2</text:span></text:p>
            </draw:text-box>
          </draw:frame>
          <draw:frame draw:style-name="gr5" draw:text-style-name="P4" draw:layer="layout" svg:width="1.916cm" svg:height="1.114cm" svg:x="7.3cm" svg:y="5.386cm">
            <draw:text-box>
              <text:p>x<text:span text:style-name="T1">3</text:span><text:span text:style-name="T2">+x</text:span><text:span text:style-name="T1">4</text:span></text:p>
            </draw:text-box>
          </draw:frame>
          <draw:frame draw:style-name="gr6" draw:text-style-name="P6" draw:layer="layout" svg:width="3.703cm" svg:height="1.114cm" svg:x="4.3cm" svg:y="8.186cm">
            <draw:text-box>
              <text:p text:style-name="P5"><text:span text:style-name="T3">x</text:span><text:span text:style-name="T4">1</text:span><text:span text:style-name="T5">+x</text:span><text:span text:style-name="T4">2</text:span><text:span text:style-name="T5">+</text:span><text:span text:style-name="T2">x</text:span><text:span text:style-name="T1">3</text:span><text:span text:style-name="T2">+x</text:span><text:span text:style-name="T1">4</text:span></text:p>
            </draw:text-box>
          </draw:frame>
        </draw:g>
        <draw:line draw:style-name="gr3" draw:text-style-name="P3" draw:layer="layout" svg:x1="3.123cm" svg:y1="17.1cm" svg:x2="4.223cm" svg:y2="18.7cm">
          <text:p/>
        </draw:line>
        <draw:line draw:style-name="gr3" draw:text-style-name="P3" draw:layer="layout" svg:x1="5.634cm" svg:y1="17.074cm" svg:x2="4.523cm" svg:y2="18.7cm">
          <text:p/>
        </draw:line>
        <draw:line draw:style-name="gr3" draw:text-style-name="P3" draw:layer="layout" svg:x1="8.412cm" svg:y1="17.126cm" svg:x2="9.512cm" svg:y2="18.726cm">
          <text:p/>
        </draw:line>
        <draw:line draw:style-name="gr3" draw:text-style-name="P3" draw:layer="layout" svg:x1="10.923cm" svg:y1="17.1cm" svg:x2="9.812cm" svg:y2="18.726cm">
          <text:p/>
        </draw:line>
        <draw:line draw:style-name="gr3" draw:text-style-name="P3" draw:layer="layout" svg:x1="5.123cm" svg:y1="19.7cm" svg:x2="6.223cm" svg:y2="21.3cm">
          <text:p/>
        </draw:line>
        <draw:line draw:style-name="gr3" draw:text-style-name="P3" draw:layer="layout" svg:x1="9.3cm" svg:y1="19.7cm" svg:x2="7.5cm" svg:y2="21.2cm">
          <text:p/>
        </draw:line>
        <draw:frame draw:style-name="gr4" draw:text-style-name="P4" draw:layer="layout" svg:width="1.023cm" svg:height="1.114cm" svg:x="2.6cm" svg:y="15.8cm">
          <draw:text-box>
            <text:p>x<text:span text:style-name="T1">1</text:span></text:p>
          </draw:text-box>
        </draw:frame>
        <draw:frame draw:style-name="gr4" draw:text-style-name="P4" draw:layer="layout" svg:width="1.023cm" svg:height="1.114cm" svg:x="5.1cm" svg:y="15.9cm">
          <draw:text-box>
            <text:p>x<text:span text:style-name="T1">2</text:span></text:p>
          </draw:text-box>
        </draw:frame>
        <draw:frame draw:style-name="gr4" draw:text-style-name="P4" draw:layer="layout" svg:width="1.023cm" svg:height="1.114cm" svg:x="8.023cm" svg:y="15.9cm">
          <draw:text-box>
            <text:p>x<text:span text:style-name="T1">3</text:span></text:p>
          </draw:text-box>
        </draw:frame>
        <draw:frame draw:style-name="gr4" draw:text-style-name="P4" draw:layer="layout" svg:width="1.023cm" svg:height="1.114cm" svg:x="10.423cm" svg:y="16cm">
          <draw:text-box>
            <text:p>x<text:span text:style-name="T1">4</text:span></text:p>
          </draw:text-box>
        </draw:frame>
        <draw:frame draw:style-name="gr5" draw:text-style-name="P4" draw:layer="layout" svg:width="1.916cm" svg:height="1.114cm" svg:x="3.7cm" svg:y="18.586cm">
          <draw:text-box>
            <text:p>x<text:span text:style-name="T1">1</text:span><text:span text:style-name="T2">+x</text:span><text:span text:style-name="T1">2</text:span></text:p>
          </draw:text-box>
        </draw:frame>
        <draw:frame draw:style-name="gr5" draw:text-style-name="P4" draw:layer="layout" svg:width="1.916cm" svg:height="1.114cm" svg:x="8.523cm" svg:y="18.586cm">
          <draw:text-box>
            <text:p>x<text:span text:style-name="T1">3</text:span><text:span text:style-name="T2">+x</text:span><text:span text:style-name="T1">4</text:span></text:p>
          </draw:text-box>
        </draw:frame>
        <draw:frame draw:style-name="gr7" draw:text-style-name="P6" draw:layer="layout" svg:width="3.703cm" svg:height="1.114cm" svg:x="5.397cm" svg:y="21.386cm">
          <draw:text-box>
            <text:p text:style-name="P5"><text:span text:style-name="T3">x</text:span><text:span text:style-name="T4">1</text:span><text:span text:style-name="T5">+x</text:span><text:span text:style-name="T4">2</text:span><text:span text:style-name="T5">+</text:span><text:span text:style-name="T2">x</text:span><text:span text:style-name="T1">3</text:span><text:span text:style-name="T2">+x</text:span><text:span text:style-name="T1">4</text:span></text:p>
          </draw:text-box>
        </draw:frame>
        <draw:line draw:style-name="gr3" draw:text-style-name="P3" draw:layer="layout" svg:x1="8.489cm" svg:y1="14.026cm" svg:x2="8.5cm" svg:y2="16cm">
          <text:p/>
        </draw:line>
        <draw:line draw:style-name="gr3" draw:text-style-name="P3" draw:layer="layout" svg:x1="11cm" svg:y1="14cm" svg:x2="11cm" svg:y2="16.1cm">
          <text:p/>
        </draw:line>
        <draw:frame draw:style-name="gr4" draw:text-style-name="P4" draw:layer="layout" svg:width="1.056cm" svg:height="1.114cm" svg:x="8.1cm" svg:y="13cm">
          <draw:text-box>
            <text:p><text:span text:style-name="T2">a</text:span><text:span text:style-name="T1">3</text:span></text:p>
          </draw:text-box>
        </draw:frame>
        <draw:frame draw:style-name="gr4" draw:text-style-name="P4" draw:layer="layout" svg:width="1.056cm" svg:height="1.114cm" svg:x="10.5cm" svg:y="12.9cm">
          <draw:text-box>
            <text:p>a<text:span text:style-name="T1">4</text:span></text:p>
          </draw:text-box>
        </draw:frame>
        <draw:line draw:style-name="gr3" draw:text-style-name="P3" draw:layer="layout" svg:x1="3.033cm" svg:y1="13.926cm" svg:x2="3.044cm" svg:y2="15.9cm">
          <text:p/>
        </draw:line>
        <draw:line draw:style-name="gr3" draw:text-style-name="P3" draw:layer="layout" svg:x1="5.544cm" svg:y1="13.9cm" svg:x2="5.544cm" svg:y2="16cm">
          <text:p/>
        </draw:line>
        <draw:frame draw:style-name="gr4" draw:text-style-name="P4" draw:layer="layout" svg:width="1.056cm" svg:height="1.114cm" svg:x="2.644cm" svg:y="12.9cm">
          <draw:text-box>
            <text:p><text:span text:style-name="T2">a</text:span><text:span text:style-name="T1">1</text:span></text:p>
          </draw:text-box>
        </draw:frame>
        <draw:frame draw:style-name="gr4" draw:text-style-name="P4" draw:layer="layout" svg:width="1.056cm" svg:height="1.114cm" svg:x="5.044cm" svg:y="12.8cm">
          <draw:text-box>
            <text:p>a<text:span text:style-name="T1">1</text:span></text:p>
          </draw:text-box>
        </draw:frame>
        <draw:frame draw:style-name="gr8" draw:text-style-name="P8" draw:layer="layout" svg:width="4.2cm" svg:height="1.673cm" svg:x="2.8cm" svg:y="11.338cm">
          <draw:text-box>
            <text:p text:style-name="P7"><text:span text:style-name="T6">Worker</text:span> 1</text:p>
          </draw:text-box>
        </draw:frame>
        <draw:frame draw:style-name="gr8" draw:text-style-name="P9" draw:layer="layout" svg:width="3.9cm" svg:height="1.673cm" svg:x="8.2cm" svg:y="11.338cm">
          <draw:text-box>
            <text:p><text:span text:style-name="T6">Worker</text:span> 2</text:p>
          </draw:text-box>
        </draw:frame>
        <draw:frame draw:style-name="gr8" draw:text-style-name="P11" draw:layer="layout" svg:width="5.3cm" svg:height="1.673cm" svg:x="5cm" svg:y="22.5cm">
          <draw:text-box>
            <text:p text:style-name="P10">Central node</text:p>
          </draw:text-box>
        </draw:frame>
        <draw:frame draw:style-name="gr9" draw:text-style-name="P13" draw:layer="layout" svg:width="4.4cm" svg:height="2.384cm" svg:x="11.9cm" svg:y="12.9cm">
          <draw:text-box>
            <text:p text:style-name="P12">Data is spread out across nodes</text:p>
          </draw:text-box>
        </draw:frame>
        <draw:frame draw:style-name="gr10" draw:text-style-name="P13" draw:layer="layout" svg:width="6.8cm" svg:height="1.916cm" svg:x="12cm" svg:y="17.484cm">
          <draw:text-box>
            <text:p text:style-name="P12">The <text:span text:style-name="T6">reduce steps </text:span><text:span text:style-name="T7">are f</text:span>irst applied locally ...</text:p>
          </draw:text-box>
        </draw:frame>
        <draw:frame draw:style-name="gr10" draw:text-style-name="P13" draw:layer="layout" svg:width="6.8cm" svg:height="1.916cm" svg:x="11.9cm" svg:y="15.216cm">
          <draw:text-box>
            <text:p text:style-name="P12">The <text:span text:style-name="T6">map step </text:span>is performed locally on each node</text:p>
          </draw:text-box>
        </draw:frame>
        <draw:frame draw:style-name="gr10" draw:text-style-name="P13" draw:layer="layout" svg:width="6.8cm" svg:height="1.916cm" svg:x="12cm" svg:y="19.684cm">
          <draw:text-box>
            <text:p text:style-name="P12"><text:s/>… so that only the minimum amount of information is exchanged between nodes.</text:p>
          </draw:text-box>
        </draw:frame>
        <draw:frame draw:style-name="gr10" draw:text-style-name="P13" draw:layer="layout" svg:width="6.8cm" svg:height="1.916cm" svg:x="12cm" svg:y="22.384cm">
          <draw:text-box>
            <text:p text:style-name="P12">The last reduce steps are applied centrally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5-08T16:32:20.010008463</meta:creation-date>
    <dc:date>2021-05-09T12:35:16.179577113</dc:date>
    <meta:editing-duration>PT34M18S</meta:editing-duration>
    <meta:editing-cycles>8</meta:editing-cycles>
    <meta:generator>LibreOffice/6.4.4.2$MacOSX_X86_64 LibreOffice_project/3d775be2011f3886db32dfd395a6a6d1ca2630ff</meta:generator>
    <meta:document-statistic meta:object-count="45"/>
  </office:meta>
</office:document-meta>
</file>